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47">
            <text:p>47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138.297872340426">
            <text:p>138.2978723404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>
            <text:p>10/07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14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16/7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office:value-type="string">
            <text:p>17/7/201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18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18T21:09:46</dc:date>
    <dc:creator>Natalia </dc:creator>
    <meta:editing-duration>PT32M51S</meta:editing-duration>
    <meta:editing-cycles>58</meta:editing-cycles>
    <meta:generator>LibreOffice/3.5$Linux_X86_64 LibreOffice_project/350m1$Build-2</meta:generator>
    <meta:document-statistic meta:table-count="3" meta:cell-count="37" meta:object-count="0"/>
  </office:meta>
</office:document-meta>
</file>